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Times New Roman2" svg:font-family="'Times New Roman'" style:font-family-generic="system" style:font-pitch="variable"/>
  </office:font-face-decls>
  <office:automatic-styles>
    <style:style style:name="Tabell1" style:family="table">
      <style:table-properties style:width="16.494cm" fo:margin-left="-0.191cm" table:align="left" style:writing-mode="lr-tb"/>
    </style:style>
    <style:style style:name="Tabell1.A" style:family="table-column">
      <style:table-column-properties style:column-width="2.316cm"/>
    </style:style>
    <style:style style:name="Tabell1.B" style:family="table-column">
      <style:table-column-properties style:column-width="1.723cm"/>
    </style:style>
    <style:style style:name="Tabell1.C" style:family="table-column">
      <style:table-column-properties style:column-width="7.946cm"/>
    </style:style>
    <style:style style:name="Tabell1.D" style:family="table-column">
      <style:table-column-properties style:column-width="4.509cm"/>
    </style:style>
    <style:style style:name="Tabell1.1" style:family="table-row">
      <style:table-row-properties style:keep-together="true" fo:keep-together="auto"/>
    </style:style>
    <style:style style:name="Tabell1.A1" style:family="table-cell">
      <style:table-cell-properties fo:padding-left="0.191cm" fo:padding-right="0.191cm" fo:padding-top="0cm" fo:padding-bottom="0cm" fo:border="0.018cm solid #00000a"/>
    </style:style>
    <style:style style:name="Tabell1.A4" style:family="table-cell" style:data-style-name="N0">
      <style:table-cell-properties fo:padding-left="0.191cm" fo:padding-right="0.191cm" fo:padding-top="0cm" fo:padding-bottom="0cm" fo:border="0.018cm solid #00000a"/>
    </style:style>
    <style:style style:name="P1" style:family="paragraph" style:parent-style-name="Standard">
      <style:text-properties fo:font-size="10pt" style:font-size-asian="10pt" style:font-name-complex="Times New Roman2" style:font-size-complex="10pt"/>
    </style:style>
    <style:style style:name="P2" style:family="paragraph" style:parent-style-name="Standard">
      <style:paragraph-properties fo:text-align="center" style:justify-single-word="false"/>
      <style:text-properties fo:font-size="18pt" fo:font-weight="bold" style:font-size-asian="18pt" style:font-weight-asian="bold"/>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text-properties style:font-name-complex="Times New Roman2" style:font-size-complex="12pt"/>
    </style:style>
    <style:style style:name="P6" style:family="paragraph" style:parent-style-name="Standard">
      <style:paragraph-properties fo:text-align="center" style:justify-single-word="false"/>
      <style:text-properties fo:font-size="24pt" fo:font-weight="bold" style:font-size-asian="24pt" style:font-weight-asian="bold"/>
    </style:style>
    <style:style style:name="P7" style:family="paragraph" style:parent-style-name="Standard">
      <style:text-properties fo:font-size="11.5pt" style:font-size-asian="11.5pt" style:font-size-complex="11.5pt"/>
    </style:style>
    <style:style style:name="P8" style:family="paragraph" style:parent-style-name="Standard">
      <style:text-properties fo:font-size="14pt" fo:font-weight="bold" style:font-size-asian="14pt" style:font-weight-asian="bold" style:font-size-complex="14pt"/>
    </style:style>
    <style:style style:name="P9" style:family="paragraph" style:parent-style-name="Standard">
      <style:text-properties fo:color="#000000" style:font-name="Times New Roman1" fo:font-size="12pt" fo:language="zxx" fo:country="none" fo:font-weight="bold"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line-height="100%" style:text-autospace="none"/>
      <style:text-properties fo:color="#000000" style:font-name="Times New Roman1" fo:font-size="12pt" fo:language="zxx" fo:country="none" fo:font-weight="bold"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line-height="100%" style:text-autospace="none"/>
      <style:text-properties fo:color="#000000" style:font-name="Times New Roman1" fo:font-size="12pt" fo:language="zxx" fo:country="none" fo:font-weight="normal" style:font-name-asian="Times New Roman1" style:font-size-asian="12pt" style:font-weight-asian="normal" style:font-name-complex="Times New Roman1" style:font-size-complex="12pt" style:font-weight-complex="normal"/>
    </style:style>
    <style:style style:name="P12" style:family="paragraph" style:parent-style-name="Standard">
      <style:paragraph-properties fo:line-height="100%" style:text-autospace="none"/>
      <style:text-properties style:use-window-font-color="true" style:font-name="Calibri1" fo:font-size="11pt" fo:language="zxx" fo:country="none" fo:font-weight="normal" style:font-name-asian="Calibri1" style:font-size-asian="11pt" style:font-weight-asian="normal" style:font-name-complex="Calibri1" style:font-size-complex="11pt" style:font-weight-complex="normal"/>
    </style:style>
    <style:style style:name="P13" style:family="paragraph" style:parent-style-name="Standard">
      <style:paragraph-properties fo:line-height="100%" style:text-autospace="none"/>
    </style:style>
    <style:style style:name="P14" style:family="paragraph" style:parent-style-name="Standard">
      <style:paragraph-properties fo:margin-top="0cm" fo:margin-bottom="0.282cm" fo:text-align="start" style:justify-single-word="false"/>
      <style:text-properties fo:font-weight="bold" style:font-weight-asian="bold"/>
    </style:style>
    <style:style style:name="P15" style:family="paragraph" style:parent-style-name="Standard">
      <style:paragraph-properties fo:margin-top="0cm" fo:margin-bottom="0.282cm" fo:text-align="start" style:justify-single-word="false"/>
    </style:style>
    <style:style style:name="P16" style:family="paragraph" style:parent-style-name="Standard">
      <style:paragraph-properties fo:margin-top="0cm" fo:margin-bottom="0.282cm" fo:text-align="start" style:justify-single-word="false"/>
      <style:text-properties fo:font-size="16pt" fo:font-weight="bold" style:font-size-asian="16pt" style:font-weight-asian="bold" style:font-size-complex="16pt"/>
    </style:style>
    <style:style style:name="P17" style:family="paragraph" style:parent-style-name="Standard">
      <style:paragraph-properties fo:margin-top="0cm" fo:margin-bottom="0.282cm" fo:text-align="start" style:justify-single-word="false"/>
      <style:text-properties style:letter-kerning="true" style:font-name-asian="Arial Unicode MS" style:language-asian="zh" style:country-asian="CN" style:font-name-complex="Arial Unicode MS" style:font-size-complex="12pt" style:language-complex="hi" style:country-complex="IN"/>
    </style:style>
    <style:style style:name="P18" style:family="paragraph" style:parent-style-name="Standard">
      <style:paragraph-properties fo:margin-top="0cm" fo:margin-bottom="0cm" fo:line-height="100%"/>
    </style:style>
    <style:style style:name="P19" style:family="paragraph" style:parent-style-name="Standard">
      <style:paragraph-properties fo:margin-left="4.6cm" fo:margin-right="0cm" fo:text-indent="-4.6cm" style:auto-text-indent="false"/>
    </style:style>
    <style:style style:name="P20" style:family="paragraph" style:parent-style-name="Standard">
      <style:paragraph-properties fo:margin-left="4.6cm" fo:margin-right="0cm" fo:text-indent="-4.6cm" style:auto-text-indent="false"/>
      <style:text-properties style:font-name-complex="Times New Roman2" style:font-size-complex="12pt"/>
    </style:style>
    <style:style style:name="P21" style:family="paragraph" style:parent-style-name="Standard">
      <style:paragraph-properties fo:margin-left="3.493cm" fo:margin-right="0cm" fo:text-indent="0cm" style:auto-text-indent="false"/>
    </style:style>
    <style:style style:name="P22" style:family="paragraph" style:parent-style-name="Heading_20_1">
      <style:paragraph-properties fo:text-align="center" style:justify-single-word="false"/>
      <style:text-properties fo:font-size="22pt" style:font-size-asian="22pt" style:font-name-complex="Calibri2" style:font-size-complex="12pt"/>
    </style:style>
    <style:style style:name="P23" style:family="paragraph" style:parent-style-name="Heading_20_1">
      <style:text-properties fo:font-size="12pt" fo:font-weight="normal" style:font-size-asian="12pt" style:font-weight-asian="normal" style:font-name-complex="Calibri2" style:font-size-complex="11pt"/>
    </style:style>
    <style:style style:name="P24" style:family="paragraph" style:parent-style-name="Heading_20_1">
      <style:paragraph-properties fo:break-before="page"/>
    </style:style>
    <style:style style:name="P25" style:family="paragraph" style:parent-style-name="Heading_20_1">
      <style:paragraph-properties fo:text-align="center" style:justify-single-word="false" fo:break-before="page"/>
      <style:text-properties fo:font-size="20pt" style:font-size-asian="20pt"/>
    </style:style>
    <style:style style:name="P26" style:family="paragraph" style:parent-style-name="Contents_20_Heading">
      <style:paragraph-properties fo:break-before="page"/>
      <style:text-properties fo:color="#00000a" style:font-name="Times New Roman" fo:font-weight="bold" style:font-weight-asian="bold" style:font-name-complex="Times New Roman2"/>
    </style:style>
    <style:style style:name="P27" style:family="paragraph" style:parent-style-name="Contents_20_2">
      <style:paragraph-properties>
        <style:tab-stops>
          <style:tab-stop style:position="16.002cm" style:type="right" style:leader-style="dotted" style:leader-text="."/>
        </style:tab-stops>
      </style:paragraph-properties>
    </style:style>
    <style:style style:name="P28" style:family="paragraph" style:parent-style-name="Text_20_body">
      <style:paragraph-properties fo:margin-left="0.635cm" fo:margin-right="0cm" fo:text-indent="0cm" style:auto-text-indent="false"/>
    </style:style>
    <style:style style:name="P29" style:family="paragraph" style:parent-style-name="Contents_20_1">
      <style:paragraph-properties>
        <style:tab-stops>
          <style:tab-stop style:position="16.002cm" style:type="right" style:leader-style="dotted" style:leader-text="."/>
        </style:tab-stops>
      </style:paragraph-properties>
    </style:style>
    <style:style style:name="P30" style:family="paragraph" style:parent-style-name="Heading_20_1" style:master-page-name="First_20_Page">
      <style:paragraph-properties fo:text-align="center" style:justify-single-word="false" style:page-number="auto"/>
      <style:text-properties fo:font-size="22pt" style:font-size-asian="22pt" style:font-name-complex="Calibri2" style:font-size-complex="12pt"/>
    </style:style>
    <style:style style:name="P31" style:family="paragraph" style:parent-style-name="Heading_20_2">
      <style:paragraph-properties fo:break-before="page"/>
    </style:style>
    <style:style style:name="T1" style:family="text">
      <style:text-properties style:font-name-complex="Times New Roman2" style:font-size-complex="12pt"/>
    </style:style>
    <style:style style:name="T2" style:family="text">
      <style:text-properties fo:color="#252525" style:font-name-complex="Times New Roman2" style:font-size-complex="12pt"/>
    </style:style>
    <style:style style:name="T3" style:family="text">
      <style:text-properties fo:color="#252525" fo:font-weight="normal" style:font-weight-asian="normal" style:font-name-complex="Times New Roman2" style:font-size-complex="12pt"/>
    </style:style>
    <style:style style:name="T4" style:family="text">
      <style:text-properties fo:color="#000000" style:font-name="Times New Roman1" fo:font-size="12pt" fo:language="zxx" fo:country="none" fo:font-weight="normal" style:font-name-asian="Times New Roman1" style:font-size-asian="12pt" style:font-weight-asian="normal" style:font-name-complex="Times New Roman1" style:font-size-complex="12pt" style:font-weight-complex="normal"/>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
      <text:h text:style-name="P22" text:outline-level="1"/>
      <text:h text:style-name="P22" text:outline-level="1"/>
      <text:h text:style-name="P22" text:outline-level="1"/>
      <text:h text:style-name="P22" text:outline-level="1"/>
      <text:p text:style-name="P6">HitIt</text:p>
      <text:p text:style-name="P2">Grupp 10</text:p>
      <text:p text:style-name="P2"/>
      <text:p text:style-name="P6">Kravdokument</text:p>
      <text:p text:style-name="P2">V. 1.1</text:p>
      <text:p text:style-name="P4">07/04-16</text:p>
      <text:p text:style-name="P14"/>
      <text:h text:style-name="P24" text:outline-level="1"><text:bookmark-start text:name="_Toc446411833"/><text:bookmark-start text:name="__RefHeading__1324_2093739307"/>Dokumenthistorik<text:bookmark-end text:name="_Toc446411833"/><text:bookmark-end text:name="__RefHeading__1324_2093739307"/></text:h>
      <text:p text:style-name="Standard"/>
      <table:table table:name="Tabell1" table:style-name="Tabell1">
        <table:table-column table:style-name="Tabell1.A"/>
        <table:table-column table:style-name="Tabell1.B"/>
        <table:table-column table:style-name="Tabell1.C"/>
        <table:table-column table:style-name="Tabell1.D"/>
        <table:table-row table:style-name="Tabell1.1">
          <table:table-cell table:style-name="Tabell1.A1" office:value-type="string">
            <text:p text:style-name="P18">Datum</text:p>
          </table:table-cell>
          <table:table-cell table:style-name="Tabell1.A1" office:value-type="string">
            <text:p text:style-name="P18">Version</text:p>
          </table:table-cell>
          <table:table-cell table:style-name="Tabell1.A1" office:value-type="string">
            <text:p text:style-name="P18">Beskrivning</text:p>
          </table:table-cell>
          <table:table-cell table:style-name="Tabell1.A1" office:value-type="string">
            <text:p text:style-name="P18">Författare</text:p>
          </table:table-cell>
        </table:table-row>
        <table:table-row table:style-name="Tabell1.1">
          <table:table-cell table:style-name="Tabell1.A1" office:value-type="string">
            <text:p text:style-name="P18">160322</text:p>
          </table:table-cell>
          <table:table-cell table:style-name="Tabell1.A1" office:value-type="string">
            <text:p text:style-name="P18">1.0</text:p>
          </table:table-cell>
          <table:table-cell table:style-name="Tabell1.A1" office:value-type="string">
            <text:p text:style-name="P18">Skapat kravdokument</text:p>
          </table:table-cell>
          <table:table-cell table:style-name="Tabell1.A1" office:value-type="string">
            <text:p text:style-name="P18">Gruppen</text:p>
          </table:table-cell>
        </table:table-row>
        <table:table-row table:style-name="Tabell1.1">
          <table:table-cell table:style-name="Tabell1.A1" office:value-type="string">
            <text:p text:style-name="P18">160411</text:p>
          </table:table-cell>
          <table:table-cell table:style-name="Tabell1.A1" office:value-type="string">
            <text:p text:style-name="P18">1.1</text:p>
          </table:table-cell>
          <table:table-cell table:style-name="Tabell1.A1" office:value-type="string">
            <text:p text:style-name="P18">Ändrat på dokumentet efter feedback</text:p>
          </table:table-cell>
          <table:table-cell table:style-name="Tabell1.A1" office:value-type="string">
            <text:p text:style-name="P18">Maximilian Törn Almö</text:p>
          </table:table-cell>
        </table:table-row>
        <table:table-row table:style-name="Tabell1.1">
          <table:table-cell table:style-name="Tabell1.A4" office:value-type="float" office:value="160529">
            <text:p text:style-name="P18">160529</text:p>
          </table:table-cell>
          <table:table-cell table:style-name="Tabell1.A4" office:value-type="float" office:value="1.2">
            <text:p text:style-name="P18">1,2</text:p>
          </table:table-cell>
          <table:table-cell table:style-name="Tabell1.A1" office:value-type="string">
            <text:p text:style-name="P18">Ändrat på dokumentet efter feedback</text:p>
          </table:table-cell>
          <table:table-cell table:style-name="Tabell1.A1" office:value-type="string">
            <text:p text:style-name="P18">Mohanned Jaballah</text:p>
          </table:table-cell>
        </table:table-row>
        <table:table-row table:style-name="Tabell1.1">
          <table:table-cell table:style-name="Tabell1.A1" office:value-type="string">
            <text:p text:style-name="P18"/>
          </table:table-cell>
          <table:table-cell table:style-name="Tabell1.A1" office:value-type="string">
            <text:p text:style-name="P18"/>
          </table:table-cell>
          <table:table-cell table:style-name="Tabell1.A1" office:value-type="string">
            <text:p text:style-name="P18"/>
          </table:table-cell>
          <table:table-cell table:style-name="Tabell1.A1" office:value-type="string">
            <text:p text:style-name="P18"/>
          </table:table-cell>
        </table:table-row>
        <table:table-row table:style-name="Tabell1.1">
          <table:table-cell table:style-name="Tabell1.A1" office:value-type="string">
            <text:p text:style-name="P18"/>
          </table:table-cell>
          <table:table-cell table:style-name="Tabell1.A1" office:value-type="string">
            <text:p text:style-name="P18"/>
          </table:table-cell>
          <table:table-cell table:style-name="Tabell1.A1" office:value-type="string">
            <text:p text:style-name="P18"/>
          </table:table-cell>
          <table:table-cell table:style-name="Tabell1.A1" office:value-type="string">
            <text:p text:style-name="P18"/>
          </table:table-cell>
        </table:table-row>
        <table:table-row table:style-name="Tabell1.1">
          <table:table-cell table:style-name="Tabell1.A1" office:value-type="string">
            <text:p text:style-name="P18"/>
          </table:table-cell>
          <table:table-cell table:style-name="Tabell1.A1" office:value-type="string">
            <text:p text:style-name="P18"/>
          </table:table-cell>
          <table:table-cell table:style-name="Tabell1.A1" office:value-type="string">
            <text:p text:style-name="P18"/>
          </table:table-cell>
          <table:table-cell table:style-name="Tabell1.A1" office:value-type="string">
            <text:p text:style-name="P18"/>
          </table:table-cell>
        </table:table-row>
      </table:table>
      <text:p text:style-name="Standard"/>
      <text:p text:style-name="P15"/>
      <text:p text:style-name="P26">Innehåll</text:p>
      <text:table-of-content text:style-name="Sect1" text:protected="true" text:name="Innehållsförteckning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1324_2093739307" text:style-name="Internet_20_link" text:visited-style-name="Visited_20_Internet_20_Link">Dokumenthistorik<text:tab/>2</text:a></text:p>
          <text:p text:style-name="P29"><text:a xlink:type="simple" xlink:href="#__RefHeading__1326_2093739307" text:style-name="Internet_20_link" text:visited-style-name="Visited_20_Internet_20_Link">Kravdokument<text:tab/>4</text:a></text:p>
          <text:p text:style-name="P29"><text:a xlink:type="simple" xlink:href="#__RefHeading__1328_2093739307" text:style-name="Internet_20_link" text:visited-style-name="Visited_20_Internet_20_Link">Syfte<text:tab/>4</text:a></text:p>
          <text:p text:style-name="P29"><text:a xlink:type="simple" xlink:href="#__RefHeading__1330_2093739307" text:style-name="Internet_20_link" text:visited-style-name="Visited_20_Internet_20_Link">Ordlista<text:tab/>4</text:a></text:p>
          <text:p text:style-name="P29"><text:a xlink:type="simple" xlink:href="#__RefHeading__1332_2093739307" text:style-name="Internet_20_link" text:visited-style-name="Visited_20_Internet_20_Link">Produktbeskrivning<text:tab/>5</text:a></text:p>
          <text:p text:style-name="P29"><text:a xlink:type="simple" xlink:href="#__RefHeading__1334_2093739307" text:style-name="Internet_20_link" text:visited-style-name="Visited_20_Internet_20_Link">Målgrupp<text:tab/>5</text:a></text:p>
          <text:p text:style-name="P29"><text:a xlink:type="simple" xlink:href="#__RefHeading__1336_2093739307" text:style-name="Internet_20_link" text:visited-style-name="Visited_20_Internet_20_Link">Intressenter<text:tab/>5</text:a></text:p>
          <text:p text:style-name="P29"><text:a xlink:type="simple" xlink:href="#__RefHeading__1338_2093739307" text:style-name="Internet_20_link" text:visited-style-name="Visited_20_Internet_20_Link">Funktionella krav<text:tab/>6</text:a></text:p>
          <text:p text:style-name="P27"><text:a xlink:type="simple" xlink:href="#__RefHeading__1340_2093739307" text:style-name="Internet_20_link" text:visited-style-name="Visited_20_Internet_20_Link">Must<text:tab/>6</text:a></text:p>
          <text:p text:style-name="P27"><text:a xlink:type="simple" xlink:href="#__RefHeading__1342_2093739307" text:style-name="Internet_20_link" text:visited-style-name="Visited_20_Internet_20_Link">Should<text:tab/>8</text:a></text:p>
          <text:p text:style-name="P29"><text:a xlink:type="simple" xlink:href="#__RefHeading__1344_2093739307" text:style-name="Internet_20_link" text:visited-style-name="Visited_20_Internet_20_Link">Kvalitativa krav<text:tab/>8</text:a></text:p>
          <text:p text:style-name="P27"><text:a xlink:type="simple" xlink:href="#__RefHeading__1346_2093739307" text:style-name="Internet_20_link" text:visited-style-name="Visited_20_Internet_20_Link">Icke funktionella krav<text:tab/>9</text:a></text:p>
        </text:index-body>
      </text:table-of-content>
      <text:p text:style-name="Standard"><text:a xlink:type="simple" xlink:href="#_Toc446411833" text:style-name="Internet_20_link" text:visited-style-name="Visited_20_Internet_20_Link"/></text:p>
      <text:p text:style-name="P16"/>
      <text:h text:style-name="P25" text:outline-level="1"><text:bookmark-start text:name="_Toc446411834"/><text:bookmark-start text:name="__RefHeading__1326_2093739307"/>Kravdokument<text:bookmark-end text:name="_Toc446411834"/><text:bookmark-end text:name="__RefHeading__1326_2093739307"/></text:h>
      <text:h text:style-name="Heading_20_1" text:outline-level="1"><text:bookmark-start text:name="_Toc446411835"/><text:bookmark-start text:name="__RefHeading__1328_2093739307"/>Syfte<text:bookmark-end text:name="_Toc446411835"/><text:bookmark-end text:name="__RefHeading__1328_2093739307"/></text:h>
      <text:p text:style-name="Standard">För att kunna implementera, kategorisera och prioritera kraven i projektet. Innehåller krav för webbprogrammet för HitIt.</text:p>
      <text:p text:style-name="Standard"/>
      <text:h text:style-name="Heading_20_1" text:outline-level="1"><text:bookmark-start text:name="_Toc446411836"/><text:bookmark-start text:name="__RefHeading__1330_2093739307"/>Ordlista<text:bookmark-end text:name="_Toc446411836"/><text:bookmark-end text:name="__RefHeading__1330_2093739307"/></text:h>
      <text:p text:style-name="P5">Collaborations<text:tab/>Ett ord som vi använder för musiksammarbeten.</text:p>
      <text:p text:style-name="P5"/>
      <text:p text:style-name="Standard"><text:span text:style-name="T1">ASP.NET<text:tab/><text:tab/></text:span><text:span text:style-name="T2">Används för att skapa</text:span><text:span text:style-name="apple-converted-space"><text:span text:style-name="T2"> </text:span></text:span><text:span text:style-name="T1">dynamiska webbsidor.</text:span></text:p>
      <text:p text:style-name="P5"/>
      <text:p text:style-name="P19"><text:span text:style-name="T2">Dynamisk webbsidor<text:tab/>Innehållet i en</text:span><text:span text:style-name="apple-converted-space"><text:span text:style-name="T2"> </text:span></text:span><text:span text:style-name="T3">dynamisk webbsida</text:span><text:span text:style-name="apple-converted-space"><text:span text:style-name="T2"> </text:span></text:span><text:span text:style-name="T2">kan förändras till skillnad från statiska webbsidor där innehållet hela tiden är detsamma.</text:span></text:p>
      <text:p text:style-name="P5"><text:tab/></text:p>
      <text:p text:style-name="P20">HTML<text:tab/>Är ett märkspråk för hypertext och utgör tillsammans med TCP/IP och HTTP den grundläggande standarden för WWW.</text:p>
      <text:p text:style-name="P5"/>
      <text:p text:style-name="P20">JavaScript<text:tab/>Är ett skriptspråk som är dynamiskt, svagt typat och hanterar funktioner som första-klass-objekt.</text:p>
      <text:p text:style-name="P5"/>
      <text:p text:style-name="P20">CSS<text:tab/>Är ett språk som beskriver presentationsstilen för ett strukturerat dokument som till exempel typsnitt, textstorlek och färg.</text:p>
      <text:p text:style-name="Standard"/>
      <text:p text:style-name="Standard"/>
      <text:p text:style-name="Standard"/>
      <text:p text:style-name="P16"/>
      <text:h text:style-name="P24" text:outline-level="1"><text:bookmark-start text:name="_Toc446411838"/><text:bookmark-start text:name="__RefHeading__1332_2093739307"/>Produktbeskrivning<text:bookmark-end text:name="_Toc446411838"/><text:bookmark-end text:name="__RefHeading__1332_2093739307"/></text:h>
      <text:p text:style-name="P7">Ett socialt nätverk på webben för musiker så att det blirlättare att mötas, spela in, arbeta och spela tillsammans. Den innovativa delen är ett sökverktyg som tillåter personer att hitta andra musiker baserat på instrument, genre, sång, erfarenhet, plats, mm.</text:p>
      <text:p text:style-name="P7">När man skapar sin profil ombeds man att fylla in en hel del uppgifter som sedan är sökbara av andra användare. Huvudsyftet är att lättare möta andra musiker och skapa musik tillsammansgenom att kunna dela ljudfiler mellan varandra,men också kunna göra reklam för sig själv.</text:p>
      <text:p text:style-name="Standard"/>
      <text:h text:style-name="Heading_20_1" text:outline-level="1"><text:bookmark-start text:name="_Toc446411839"/><text:bookmark-start text:name="__RefHeading__1334_2093739307"/>Målgrupp<text:bookmark-end text:name="_Toc446411839"/><text:bookmark-end text:name="__RefHeading__1334_2093739307"/></text:h>
      <text:p text:style-name="P7">Vår målgrupp är musiker med olika talanger över hela världen som är intresserade av att samarbeta, diskutera, skapa och spela in musik tillsammans. Mönsteranvändaren har egen inspelningsutrustning då programmet underlättaratt skicka filer men det är inget krav. Det är tänkt att åldersgränsen ska vara 16 år och äldre. I princip så går det att samarbeta över alla åldersgrupper, det är nivån på spelandet eller sångrösten som sätter större gränser. Vid 16 års ålder är man generellt mer mogen att kunna samarbeta. Användarna beslutar själva vem man väljer att samarbeta med. Musikskolor, musikpedagoger, radio/tv, orkestrar, band, klubbar, musikaffärer är lämpliga ställen att rikta sin marknadsföring emot.</text:p>
      <text:p text:style-name="Standard"/>
      <text:h text:style-name="Heading_20_1" text:outline-level="1"><text:bookmark-start text:name="_Toc446411840"/><text:bookmark-start text:name="__RefHeading__1336_2093739307"/>Intressenter<text:bookmark-end text:name="_Toc446411840"/><text:bookmark-end text:name="__RefHeading__1336_2093739307"/></text:h>
      <text:p text:style-name="Standard">Gruppen (företaget) består av 4 personer som planerar programmerar och designar. En i gruppen agerar bollplank då han är insatt i branschen som programmet riktar sig emot och är potentiell kund. Fler intressenter är vår målgrupp<text:bookmark text:name="_GoBack"/>, projektets handledare som ser över vårt projekt och även grupperna som ger oss feedback.</text:p>
      <text:p text:style-name="Standard"/>
      <text:p text:style-name="P16"/>
      <text:h text:style-name="P24" text:outline-level="1"><text:bookmark-start text:name="_Toc446411841"/><text:bookmark-start text:name="__RefHeading__1338_2093739307"/>Funktionella krav<text:bookmark-end text:name="_Toc446411841"/><text:bookmark-end text:name="__RefHeading__1338_2093739307"/></text:h>
      <text:p text:style-name="Standard">Prioriteras i nummerordning där 1 prioriteras först. Must är dom vi måste göra och should är dom vi bör implementera.</text:p>
      <text:p text:style-name="P21"/>
      <text:h text:style-name="Heading_20_2" text:outline-level="2"><text:bookmark-start text:name="_Toc446411842"/><text:bookmark-start text:name="__RefHeading__1340_2093739307"/>Must<text:bookmark-end text:name="_Toc446411842"/><text:bookmark-end text:name="__RefHeading__1340_2093739307"/></text:h>
      <text:h text:style-name="Heading_20_3" text:outline-level="3">Prioritering Must</text:h>
      <text:p text:style-name="Standard">Prioriteras först. M står för must.</text:p>
      <text:p text:style-name="Standard"/>
      <text:p text:style-name="P9">M01 Webbsida Must</text:p>
      <text:p text:style-name="P11">Man skulle kunna logga in, logga ut och nå alla branchade sidor i hemsidan.</text:p>
      <text:p text:style-name="P12"/>
      <text:p text:style-name="P10">M02 Collaborations Must</text:p>
      <text:p text:style-name="P11">Man skulle kunna skapa, delta eller lämna en kollaboration. Man skulle också kunna leta efter kollaborationer enligt kriterier (Instrument, roll. bl.a).</text:p>
      <text:p text:style-name="P11">Skaparen skulle kunna acceptera, bjuda in eller "kicka" folk från kollaborationen.</text:p>
      <text:p text:style-name="P12"/>
      <text:p text:style-name="P10">M03 Profil Must</text:p>
      <text:p text:style-name="P11">Man skulle kunna skapa en profil enligt dessa kriterier:</text:p>
      <text:p text:style-name="Standard"/>
      <text:p text:style-name="P28">-  Namn, kön, födelsedata, språk och geografiskt läge.</text:p>
      <text:p text:style-name="P28">-  Betyg(rating).</text:p>
      <text:p text:style-name="P28">-  Smakprov (typ video eller ljudfil där man själv spelar).</text:p>
      <text:p text:style-name="P28">-  Instrument (antal års erfarenhet), notkunskaper, sångskrivare, producenter,</text:p>
      <text:p text:style-name="P28">coverdesigners.</text:p>
      <text:p text:style-name="P28">-  Media, kommentarsfält.</text:p>
      <text:p text:style-name="P28">-  Utrusning till exempel studio, inspelningsprogram, mikrofoner, etc.</text:p>
      <text:p text:style-name="P28">-  Intresse: genre, spela in till andra, hitta en musiker för att till exempel spela in, hitta</text:p>
      <text:p text:style-name="P28">band eller bandmedlemmar.</text:p>
      <text:p text:style-name="P28">-  Kunna göra reklam för sig själv.</text:p>
      <text:p text:style-name="Standard"/>
      <text:p text:style-name="P3">M04 Musikfiler Must</text:p>
      <text:p text:style-name="Standard">Kunna lägga upp och ladda ner musikfiler på collaborations.</text:p>
      <text:p text:style-name="Standard"/>
      <text:p text:style-name="P10">M05 Mailbox Must</text:p>
      <text:p text:style-name="P13"><text:span text:style-name="T4">Kunna ta emot, spara och skicka meddelanden (inbox).</text:span><text:line-break/></text:p>
      <text:p text:style-name="P3">M06 English</text:p>
      <text:p text:style-name="Standard">Sidan ska vara på Engelska</text:p>
      <text:p text:style-name="Standard"><text:s/></text:p>
      <text:p text:style-name="P5"/>
      <text:p text:style-name="P17"/>
      <text:h text:style-name="P31" text:outline-level="2"><text:bookmark-start text:name="_Toc446411843"/><text:bookmark-start text:name="__RefHeading__1342_2093739307"/>Should<text:bookmark-end text:name="_Toc446411843"/><text:bookmark-end text:name="__RefHeading__1342_2093739307"/></text:h>
      <text:h text:style-name="Heading_20_3" text:outline-level="3">Prioritering Should</text:h>
      <text:p text:style-name="Standard">Krav som bör göras. S står för should.</text:p>
      <text:p text:style-name="Standard"/>
      <text:p text:style-name="P3">S01 Reklam </text:p>
      <text:p text:style-name="Standard">Det bör finnas reklam på profilsidan.</text:p>
      <text:p text:style-name="Standard"/>
      <text:p text:style-name="P3">S02 Personlig reklam </text:p>
      <text:p text:style-name="Standard">Det bör finnas möjlighet att kunna göra reklam för sig själv</text:p>
      <text:p text:style-name="P3"/>
      <text:p text:style-name="P3">S03 Andra språk</text:p>
      <text:p text:style-name="Standard">Sidan bör <text:s/>kunna visas på andra språk</text:p>
      <text:h text:style-name="P23" text:outline-level="1"/>
      <text:h text:style-name="Heading_20_1" text:outline-level="1"><text:bookmark-start text:name="_Toc446411844"/><text:bookmark-start text:name="__RefHeading__1344_2093739307"/>Kvalitativa krav<text:bookmark-end text:name="_Toc446411844"/><text:bookmark-end text:name="__RefHeading__1344_2093739307"/></text:h>
      <text:p text:style-name="Standard">Prioriteringen är satt i nummerordning där 1 är viktigast. KS står för kvalitativa systemkrav. IFK står för icke funktionella krav.</text:p>
      <text:p text:style-name="Standard"/>
      <text:p text:style-name="P8">Systemkrav</text:p>
      <text:p text:style-name="Standard"/>
      <text:p text:style-name="P3">KS01 Visual Studio</text:p>
      <text:p text:style-name="Standard">Koda i Visual Studio med programmeringsspråk ASP.NET, HTML, JavaScript och CSS.</text:p>
      <text:p text:style-name="Standard"/>
      <text:p text:style-name="P3">KS02 Databas </text:p>
      <text:p text:style-name="Standard">Använda databas</text:p>
      <text:p text:style-name="Standard"/>
      <text:p text:style-name="P3">KS03 Webbläsare </text:p>
      <text:p text:style-name="Standard">Skall fungera med safari, firefox, chrome och explorer.</text:p>
      <text:p text:style-name="Standard"/>
      <text:p text:style-name="Standard"/>
      <text:h text:style-name="Heading_20_2" text:outline-level="2"><text:bookmark-start text:name="_Toc446411845"/><text:bookmark-start text:name="__RefHeading__1346_2093739307"/>Icke funktionella krav<text:bookmark-end text:name="_Toc446411845"/><text:bookmark-end text:name="__RefHeading__1346_2093739307"/></text:h>
      <text:p text:style-name="P12"/>
      <text:p text:style-name="P10">IFK01 Användarvänlighet </text:p>
      <text:p text:style-name="P11">Användarvänlig arkitektur/design. Sidan skulle laddas snabbt, kunna fungera bra på äldre datorer <text:s/>(låg prestanda) och ha en lätt att förstå och följa med interface. Lätt att navigera genom.</text:p>
      <text:p text:style-name="Standard"/>
      <text:p text:style-name="Standard"/>
      <text:p text:style-name="P3">IFK02 Copyright (ej nödvändigt men kan göras)</text:p>
      <text:p text:style-name="Standard">Copyrights licenser, kunna välja vilken nivå på copyrighten är tex closed eller op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true" style:font-name-asian="Arial Unicode MS"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style:writing-mode="lr-tb"/>
      <style:text-properties fo:color="#000000" style:font-name="Times New Roman" fo:font-size="12pt" style:font-size-asian="12pt" style:font-name-complex="Times New Roman2"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font-size="16pt" fo:font-weight="bold"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font-size="14pt" fo:font-weight="bold" style:font-size-asian="14pt" style:font-weight-asian="bold" style:font-size-complex="13pt"/>
    </style:style>
    <style:style style:name="Heading_20_3" style:display-name="Heading 3" style:family="paragraph" style:parent-style-name="Standard" style:next-style-name="Text_20_body" style:default-outline-level="3" style:class="text">
      <style:paragraph-properties fo:margin-top="0.071cm" fo:margin-bottom="0cm" fo:keep-together="always" fo:keep-with-next="always"/>
      <style:text-properties fo:font-weight="bold" style:font-weight-asian="bold" style:font-size-complex="12pt"/>
    </style:style>
    <style:style style:name="List_20_Paragraph" style:display-name="List Paragraph" style:family="paragraph" style:parent-style-name="Standard" style:default-outline-level="">
      <style:paragraph-properties fo:margin-left="1.27cm" fo:margin-right="0cm" fo:margin-top="0cm" fo:margin-bottom="0.353cm" fo:line-height="115%" fo:text-align="start" style:justify-single-word="false" fo:text-indent="0cm" style:auto-text-indent="false"/>
      <style:text-properties style:font-name="Calibri" fo:font-size="11pt" style:font-size-asian="11pt"/>
    </style:style>
    <style:style style:name="Header" style:family="paragraph" style:parent-style-name="Standard" style:default-outline-level="" style:class="extra">
      <style:paragraph-properties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class="index">
      <style:paragraph-properties fo:text-align="start" style:justify-single-word="false" text:number-lines="false" text:line-number="0"/>
      <style:text-properties fo:color="#2e74b5" style:font-name="Calibri Light" fo:font-size="16pt" fo:font-weight="normal" style:font-size-asian="16pt" style:language-asian="sv" style:country-asian="SE" style:font-weight-asian="normal"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16pt" fo:font-weight="bold" style:font-size-asian="16pt" style:font-weight-asian="bold" style:font-size-complex="16pt"/>
    </style:style>
    <style:style style:name="Heading_20_2_20_Char" style:display-name="Heading 2 Char" style:family="text" style:parent-style-name="Default_20_Paragraph_20_Font">
      <style:text-properties style:font-name="Times New Roman" fo:font-size="14pt" fo:font-weight="bold" style:font-size-asian="14pt" style:font-weight-asian="bold" style:font-size-complex="13pt"/>
    </style:style>
    <style:style style:name="Heading_20_3_20_Char" style:display-name="Heading 3 Char" style:family="text" style:parent-style-name="Default_20_Paragraph_20_Font">
      <style:text-properties style:font-name="Times New Roman" fo:font-size="12pt" fo:font-weight="bold" style:font-size-asian="12pt" style:font-weight-asian="bold" style:font-size-complex="12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start-value="1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style:font-size-asian="10pt" style:font-name-complex="Times New Roman2"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Kravdokument <text:s text:c="137"/>HitIt</text:p>
        <text:p text:style-name="MP1"><text:s text:c="162"/>Grupp 10</text:p>
      </style:header>
      <style:footer>
        <text:p text:style-name="Footer"><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ina Allder</meta:initial-creator>
    <meta:editing-cycles>46</meta:editing-cycles>
    <meta:print-date>2016-03-22T11:10:00</meta:print-date>
    <meta:creation-date>2016-03-22T18:58:00</meta:creation-date>
    <dc:date>2016-05-29T12:26:01.37</dc:date>
    <meta:editing-duration>PT6M18S</meta:editing-duration>
    <meta:generator>OpenOffice/4.1.1$Win32 OpenOffice.org_project/411m6$Build-9775</meta:generator>
    <meta:document-statistic meta:table-count="1" meta:image-count="0" meta:object-count="0" meta:page-count="7" meta:paragraph-count="108" meta:word-count="756" meta:character-count="5340"/>
    <meta:user-defined meta:name="AppVersion">15.0000</meta:user-defined>
    <meta:user-defined meta:name="Company">Malmö högskol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